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fo:color="#000000" fo:font-size="20pt" style:font-size-asian="20pt" style:font-size-complex="20pt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20pt" style:font-size-asian="20pt" style:font-size-complex="20pt"/>
    </style:style>
    <style:style style:name="P6" style:family="paragraph" style:parent-style-name="Standard">
      <style:paragraph-properties fo:margin-left="1.27cm" fo:margin-right="0cm" fo:margin-top="0cm" fo:margin-bottom="0cm" loext:contextual-spacing="false" fo:text-align="start" style:justify-single-word="false" fo:text-indent="0cm" style:auto-text-indent="false"/>
      <style:text-properties fo:color="#000000" fo:font-size="20pt" style:font-size-asian="20pt" style:font-size-complex="20pt"/>
    </style:style>
    <style:style style:name="P7" style:family="paragraph" style:parent-style-name="Standard">
      <style:paragraph-properties fo:margin-left="1.905cm" fo:margin-right="0cm" fo:margin-top="0cm" fo:margin-bottom="0cm" loext:contextual-spacing="false" fo:text-align="start" style:justify-single-word="false" fo:text-indent="0cm" style:auto-text-indent="false"/>
      <style:text-properties fo:color="#000000" fo:font-size="20pt" style:font-size-asian="20pt" style:font-size-complex="20pt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fo:font-size="20pt" style:font-size-asian="20pt" style:font-size-complex="20pt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fo:color="#000000" fo:font-size="20pt" style:font-size-asian="20pt" style:font-size-complex="20pt"/>
    </style:style>
    <style:style style:name="P10" style:family="paragraph" style:parent-style-name="Standard" style:list-style-name="WWNum3">
      <style:paragraph-properties fo:margin-top="0cm" fo:margin-bottom="0cm" loext:contextual-spacing="false" fo:text-align="start" style:justify-single-word="false"/>
      <style:text-properties officeooo:paragraph-rsid="0014c1e9"/>
    </style:style>
    <style:style style:name="P11" style:family="paragraph" style:parent-style-name="Standard" style:list-style-name="WWNum3">
      <style:paragraph-properties fo:margin-top="0cm" fo:margin-bottom="0cm" loext:contextual-spacing="false" fo:text-align="start" style:justify-single-word="false"/>
      <style:text-properties officeooo:paragraph-rsid="0014c1e9" fo:background-color="transparent"/>
    </style:style>
    <style:style style:name="P12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20pt" style:font-size-asian="20pt" style:font-size-complex="20pt"/>
    </style:style>
    <style:style style:name="P13" style:family="paragraph" style:parent-style-name="Standard" style:list-style-name="WWNum5">
      <style:paragraph-properties fo:margin-left="1.27cm" fo:margin-right="0cm" fo:margin-top="0cm" fo:margin-bottom="0cm" loext:contextual-spacing="false" fo:text-align="start" style:justify-single-word="false" fo:text-indent="-0.635cm" style:auto-text-indent="false"/>
      <style:text-properties fo:background-color="transparent"/>
    </style:style>
    <style:style style:name="P14" style:family="paragraph" style:parent-style-name="Standard" style:list-style-name="WWNum5">
      <style:paragraph-properties fo:margin-left="1.27cm" fo:margin-right="0cm" fo:margin-top="0cm" fo:margin-bottom="0cm" loext:contextual-spacing="false" fo:text-align="start" style:justify-single-word="false" fo:text-indent="-0.635cm" style:auto-text-indent="false"/>
      <style:text-properties officeooo:rsid="001d1078" officeooo:paragraph-rsid="001d1078" fo:background-color="transparent"/>
    </style:style>
    <style:style style:name="P15" style:family="paragraph" style:parent-style-name="Standard">
      <style:paragraph-properties fo:margin-left="1.905cm" fo:margin-right="0cm" fo:margin-top="0cm" fo:margin-bottom="0cm" loext:contextual-spacing="false" fo:text-align="start" style:justify-single-word="false" fo:text-indent="0cm" style:auto-text-indent="false"/>
      <style:text-properties fo:color="#000000" fo:font-size="20pt" style:font-size-asian="20pt" style:font-size-complex="20pt"/>
    </style:style>
    <style:style style:name="P16" style:family="paragraph" style:parent-style-name="Standard" style:list-style-name="WWNum5">
      <style:paragraph-properties fo:margin-left="0.635cm" fo:margin-right="0cm" fo:margin-top="0cm" fo:margin-bottom="0cm" loext:contextual-spacing="false" fo:text-align="start" style:justify-single-word="false" fo:text-indent="0cm" style:auto-text-indent="false"/>
      <style:text-properties fo:background-color="transparen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0000" fo:font-size="20pt" style:font-size-asian="20pt" style:font-size-complex="20pt"/>
    </style:style>
    <style:style style:name="T3" style:family="text">
      <style:text-properties fo:color="#000000" fo:font-size="20pt" officeooo:rsid="001591f4" style:font-size-asian="20pt" style:font-size-complex="20pt"/>
    </style:style>
    <style:style style:name="T4" style:family="text">
      <style:text-properties fo:color="#000000" fo:font-size="20pt" officeooo:rsid="0016c8a4" style:font-size-asian="20pt" style:font-size-complex="20pt"/>
    </style:style>
    <style:style style:name="T5" style:family="text">
      <style:text-properties fo:color="#000000" fo:font-size="20pt" officeooo:rsid="00175c41" style:font-size-asian="20pt" style:font-size-complex="20pt"/>
    </style:style>
    <style:style style:name="T6" style:family="text">
      <style:text-properties fo:color="#000000" fo:font-size="20pt" officeooo:rsid="0014c1e9" style:font-size-asian="20pt" style:font-size-complex="20pt"/>
    </style:style>
    <style:style style:name="T7" style:family="text">
      <style:text-properties fo:color="#000000" fo:font-size="20pt" officeooo:rsid="001a1e75" style:font-size-asian="20pt" style:font-size-complex="20pt"/>
    </style:style>
    <style:style style:name="T8" style:family="text">
      <style:text-properties fo:color="#000000" fo:font-size="20pt" officeooo:rsid="001b66bb" style:font-size-asian="20pt" style:font-size-complex="20pt"/>
    </style:style>
    <style:style style:name="T9" style:family="text">
      <style:text-properties officeooo:rsid="0014c1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ESTITUTION DES BESOINS DU CLIENT</text:p>
      <text:p text:style-name="P2"/>
      <text:p text:style-name="P2"><text:s/>Création<text:span text:style-name="T9"> d’une BDThèque</text:span></text:p>
      <text:p text:style-name="P5"/>
      <text:p text:style-name="P3"/>
      <text:p text:style-name="P4"><text:span text:style-name="T1"/></text:p>
      <text:p text:style-name="P7"/>
      <text:p text:style-name="P7">USER’ S <text:s/>STORY</text:p>
      <text:p text:style-name="P7"/>
      <text:p text:style-name="P4"><text:span text:style-name="T9">Utilisateur</text:span> :</text:p>
      <text:p text:style-name="P4"/>
      <text:list xml:id="list384822155" text:style-name="WWNum3">
        <text:list-item>
          <text:p text:style-name="P11"><text:span text:style-name="T2">En tant qu’ </text:span><text:span text:style-name="T6">Utilisateur</text:span><text:span text:style-name="T2">, je </text:span><text:span text:style-name="T3">souhaite <text:s/></text:span><text:span text:style-name="T7">accéder à une liste de noveauté afin de </text:span><text:span text:style-name="T3">découvrir de nouvelles BD</text:span><text:span text:style-name="T2"> ,</text:span></text:p>
        </text:list-item>
        <text:list-item>
          <text:p text:style-name="P11"><text:span text:style-name="T2">En tant qu’ </text:span><text:span text:style-name="T6">Utilisateur</text:span><text:span text:style-name="T2">, </text:span><text:span text:style-name="T3">je souhaite pouvoir rechercher une bd</text:span><text:span text:style-name="T2"> </text:span><text:span text:style-name="T7">via un tri afin d’accéder directement aux infos la BD que je cherche</text:span></text:p>
        </text:list-item>
        <text:list-item>
          <text:p text:style-name="P11"><text:span text:style-name="T2">En tant qu’ </text:span><text:span text:style-name="T6">Utilisateur</text:span><text:span text:style-name="T2">, je </text:span><text:span text:style-name="T3">souhaite pouvoir accéder au descriptif d’une BD </text:span><text:span text:style-name="T7">afin de lire un résumé, voir les avis , etc.</text:span></text:p>
        </text:list-item>
        <text:list-item>
          <text:p text:style-name="P11"><text:span text:style-name="T2">En tant qu’ </text:span><text:span text:style-name="T6">Utilisateur</text:span><text:span text:style-name="T2">, je </text:span><text:span text:style-name="T4">souhaite pouvoir créer ma propre bibilothèque de BD que je possède </text:span><text:span text:style-name="T7">afin de voir rapidement <text:s/>les titres que je possède déjà les collections à compléter .</text:span></text:p>
        </text:list-item>
        <text:list-item>
          <text:p text:style-name="P11"><text:span text:style-name="T2">En tant qu’ </text:span><text:span text:style-name="T6">Utilisateur</text:span><text:span text:style-name="T2"> je souhaite </text:span><text:span text:style-name="T5">avoir une liste de favoris </text:span><text:span text:style-name="T8">afin de créer cette liste via un bouton et d’y accéder rapidement.</text:span></text:p>
        </text:list-item>
        <text:list-item>
          <text:p text:style-name="P11"><text:span text:style-name="T2">En tant que ’ </text:span><text:span text:style-name="T6">Utilisateur</text:span><text:span text:style-name="T2">, je souhaite </text:span><text:span text:style-name="T5">avoir une liste de collections </text:span><text:span text:style-name="T8">afin de la compléter rapidement.</text:span></text:p>
          <text:p text:style-name="P10"><text:span text:style-name="T2"/></text:p>
        </text:list-item>
      </text:list>
      <text:p text:style-name="P6"/>
      <text:p text:style-name="P4">Administrateur :</text:p>
      <text:p text:style-name="P4"/>
      <text:list xml:id="list868154392" text:style-name="WWNum5">
        <text:list-item>
          <text:p text:style-name="P13"><text:soft-page-break/><text:span text:style-name="T2">En tant qu’administrateur, je souhaite pouvoir ajouter et/ou modifier des </text:span><text:span text:style-name="T5">bd</text:span><text:span text:style-name="T2">  </text:span><text:span text:style-name="T8">afin de réactualiser les infos d’une BD</text:span></text:p>
        </text:list-item>
        <text:list-item>
          <text:p text:style-name="P13"><text:span text:style-name="T2">En tant qu’administrateur, je souhaite </text:span><text:span text:style-name="T5">que chaque utilisateur ait un identifiant unique </text:span><text:span text:style-name="T8">afin qu’il puisse créer sa propre bibliothèque.</text:span></text:p>
        </text:list-item>
        <text:list-item>
          <text:p text:style-name="P14"><text:span text:style-name="T8">E</text:span><text:span text:style-name="T2">n tant qu’administrateur je souhaite accéder à un formulaire d’ajout détaillé de bd afin d’ajouter une nouvelle BD rapidement.</text:span></text:p>
          <text:p text:style-name="P1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" text:bullet-char="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page-layout style:name="Mpm1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1-20T13:51:27.469213482</dc:date>
    <meta:editing-duration>PT12M59S</meta:editing-duration>
    <meta:editing-cycles>3</meta:editing-cycles>
    <meta:document-statistic meta:table-count="0" meta:image-count="0" meta:object-count="0" meta:page-count="2" meta:paragraph-count="14" meta:word-count="215" meta:character-count="1264" meta:non-whitespace-character-count="1067"/>
  </office:meta>
</office:document-meta>
</file>